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8201269" calcext:value-type="float">
            <text:p>88201269</text:p>
          </table:table-cell>
          <table:table-cell table:style-name="ce3" office:value-type="float" office:value="44460581" calcext:value-type="float">
            <text:p>44460581</text:p>
          </table:table-cell>
          <table:table-cell table:style-name="ce3" office:value-type="float" office:value="45868270" calcext:value-type="float">
            <text:p>45868270</text:p>
          </table:table-cell>
          <table:table-cell office:value-type="float" office:value="17190444" calcext:value-type="float">
            <text:p>17190444</text:p>
          </table:table-cell>
          <table:table-cell table:number-columns-repeated="2"/>
          <table:table-cell table:style-name="ce3" office:value-type="float" office:value="111389866" calcext:value-type="float">
            <text:p>111389866</text:p>
          </table:table-cell>
          <table:table-cell table:style-name="ce3" office:value-type="float" office:value="58824055" calcext:value-type="float">
            <text:p>58824055</text:p>
          </table:table-cell>
          <table:table-cell office:value-type="float" office:value="35309085" calcext:value-type="float">
            <text:p>35309085</text:p>
          </table:table-cell>
          <table:table-cell office:value-type="float" office:value="24790415" calcext:value-type="float">
            <text:p>24790415</text:p>
          </table:table-cell>
          <table:table-cell table:number-columns-repeated="2"/>
          <table:table-cell table:style-name="ce3" office:value-type="float" office:value="135854378" calcext:value-type="float">
            <text:p>135854378</text:p>
          </table:table-cell>
          <table:table-cell table:style-name="ce3" office:value-type="float" office:value="58221439" calcext:value-type="float">
            <text:p>58221439</text:p>
          </table:table-cell>
          <table:table-cell table:style-name="ce3" office:value-type="float" office:value="35582104" calcext:value-type="float">
            <text:p>35582104</text:p>
          </table:table-cell>
          <table:table-cell table:style-name="ce3" office:value-type="float" office:value="34014623" calcext:value-type="float">
            <text:p>34014623</text:p>
          </table:table-cell>
          <table:table-cell table:number-columns-repeated="2"/>
          <table:table-cell table:style-name="ce3" office:value-type="float" office:value="113898324" calcext:value-type="float">
            <text:p>113898324</text:p>
          </table:table-cell>
          <table:table-cell table:style-name="ce3" office:value-type="float" office:value="244684230" calcext:value-type="float">
            <text:p>244684230</text:p>
          </table:table-cell>
          <table:table-cell table:style-name="ce3" office:value-type="float" office:value="196833438" calcext:value-type="float">
            <text:p>196833438</text:p>
          </table:table-cell>
          <table:table-cell table:style-name="ce3" office:value-type="float" office:value="432593652" calcext:value-type="float">
            <text:p>432593652</text:p>
          </table:table-cell>
        </table:table-row>
        <table:table-row table:style-name="ro1">
          <table:table-cell/>
          <table:table-cell table:style-name="ce3" office:value-type="float" office:value="87960151" calcext:value-type="float">
            <text:p>87960151</text:p>
          </table:table-cell>
          <table:table-cell table:style-name="ce3" office:value-type="float" office:value="45223289" calcext:value-type="float">
            <text:p>45223289</text:p>
          </table:table-cell>
          <table:table-cell table:style-name="ce3" office:value-type="float" office:value="25842710" calcext:value-type="float">
            <text:p>25842710</text:p>
          </table:table-cell>
          <table:table-cell office:value-type="float" office:value="16848350" calcext:value-type="float">
            <text:p>16848350</text:p>
          </table:table-cell>
          <table:table-cell table:number-columns-repeated="2"/>
          <table:table-cell table:style-name="ce3" office:value-type="float" office:value="94150364" calcext:value-type="float">
            <text:p>94150364</text:p>
          </table:table-cell>
          <table:table-cell table:style-name="ce3" office:value-type="float" office:value="55469301" calcext:value-type="float">
            <text:p>55469301</text:p>
          </table:table-cell>
          <table:table-cell office:value-type="float" office:value="37033666" calcext:value-type="float">
            <text:p>37033666</text:p>
          </table:table-cell>
          <table:table-cell office:value-type="float" office:value="32278826" calcext:value-type="float">
            <text:p>32278826</text:p>
          </table:table-cell>
          <table:table-cell table:number-columns-repeated="2"/>
          <table:table-cell table:style-name="ce3" office:value-type="float" office:value="106789506" calcext:value-type="float">
            <text:p>106789506</text:p>
          </table:table-cell>
          <table:table-cell table:style-name="ce3" office:value-type="float" office:value="60689197" calcext:value-type="float">
            <text:p>60689197</text:p>
          </table:table-cell>
          <table:table-cell table:style-name="ce3" office:value-type="float" office:value="40031272" calcext:value-type="float">
            <text:p>40031272</text:p>
          </table:table-cell>
          <table:table-cell table:style-name="ce3" office:value-type="float" office:value="34016500" calcext:value-type="float">
            <text:p>34016500</text:p>
          </table:table-cell>
          <table:table-cell table:number-columns-repeated="2"/>
          <table:table-cell table:style-name="ce3" office:value-type="float" office:value="125765825" calcext:value-type="float">
            <text:p>125765825</text:p>
          </table:table-cell>
          <table:table-cell table:style-name="ce3" office:value-type="float" office:value="281143012" calcext:value-type="float">
            <text:p>281143012</text:p>
          </table:table-cell>
          <table:table-cell table:style-name="ce3" office:value-type="float" office:value="175978976" calcext:value-type="float">
            <text:p>175978976</text:p>
          </table:table-cell>
          <table:table-cell table:style-name="ce3" office:value-type="float" office:value="220877967" calcext:value-type="float">
            <text:p>220877967</text:p>
          </table:table-cell>
        </table:table-row>
        <table:table-row table:style-name="ro1">
          <table:table-cell/>
          <table:table-cell table:style-name="ce3" office:value-type="float" office:value="84783950" calcext:value-type="float">
            <text:p>84783950</text:p>
          </table:table-cell>
          <table:table-cell table:style-name="ce3" office:value-type="float" office:value="43923155" calcext:value-type="float">
            <text:p>43923155</text:p>
          </table:table-cell>
          <table:table-cell table:style-name="ce3" office:value-type="float" office:value="24391677" calcext:value-type="float">
            <text:p>24391677</text:p>
          </table:table-cell>
          <table:table-cell office:value-type="float" office:value="17615807" calcext:value-type="float">
            <text:p>17615807</text:p>
          </table:table-cell>
          <table:table-cell table:number-columns-repeated="2"/>
          <table:table-cell table:style-name="ce3" office:value-type="float" office:value="99034387" calcext:value-type="float">
            <text:p>99034387</text:p>
          </table:table-cell>
          <table:table-cell table:style-name="ce3" office:value-type="float" office:value="58602257" calcext:value-type="float">
            <text:p>58602257</text:p>
          </table:table-cell>
          <table:table-cell office:value-type="float" office:value="34935694" calcext:value-type="float">
            <text:p>34935694</text:p>
          </table:table-cell>
          <table:table-cell office:value-type="float" office:value="26005082" calcext:value-type="float">
            <text:p>26005082</text:p>
          </table:table-cell>
          <table:table-cell table:number-columns-repeated="2"/>
          <table:table-cell table:style-name="ce3" office:value-type="float" office:value="109522364" calcext:value-type="float">
            <text:p>109522364</text:p>
          </table:table-cell>
          <table:table-cell table:style-name="ce3" office:value-type="float" office:value="62516984" calcext:value-type="float">
            <text:p>62516984</text:p>
          </table:table-cell>
          <table:table-cell table:style-name="ce3" office:value-type="float" office:value="42862160" calcext:value-type="float">
            <text:p>42862160</text:p>
          </table:table-cell>
          <table:table-cell table:style-name="ce3" office:value-type="float" office:value="29014273" calcext:value-type="float">
            <text:p>29014273</text:p>
          </table:table-cell>
          <table:table-cell table:number-columns-repeated="2"/>
          <table:table-cell table:style-name="ce3" office:value-type="float" office:value="131231327" calcext:value-type="float">
            <text:p>131231327</text:p>
          </table:table-cell>
          <table:table-cell table:style-name="ce3" office:value-type="float" office:value="236602840" calcext:value-type="float">
            <text:p>236602840</text:p>
          </table:table-cell>
          <table:table-cell table:style-name="ce3" office:value-type="float" office:value="160941741" calcext:value-type="float">
            <text:p>160941741</text:p>
          </table:table-cell>
          <table:table-cell table:style-name="ce3" office:value-type="float" office:value="228402450" calcext:value-type="float">
            <text:p>228402450</text:p>
          </table:table-cell>
        </table:table-row>
        <table:table-row table:style-name="ro1">
          <table:table-cell/>
          <table:table-cell table:style-name="ce3" office:value-type="float" office:value="88888026" calcext:value-type="float">
            <text:p>88888026</text:p>
          </table:table-cell>
          <table:table-cell table:style-name="ce3" office:value-type="float" office:value="43993058" calcext:value-type="float">
            <text:p>43993058</text:p>
          </table:table-cell>
          <table:table-cell table:style-name="ce3" office:value-type="float" office:value="24326816" calcext:value-type="float">
            <text:p>24326816</text:p>
          </table:table-cell>
          <table:table-cell office:value-type="float" office:value="25516655" calcext:value-type="float">
            <text:p>25516655</text:p>
          </table:table-cell>
          <table:table-cell table:number-columns-repeated="2"/>
          <table:table-cell table:style-name="ce3" office:value-type="float" office:value="97407525" calcext:value-type="float">
            <text:p>97407525</text:p>
          </table:table-cell>
          <table:table-cell table:style-name="ce3" office:value-type="float" office:value="54089836" calcext:value-type="float">
            <text:p>54089836</text:p>
          </table:table-cell>
          <table:table-cell office:value-type="float" office:value="36453411" calcext:value-type="float">
            <text:p>36453411</text:p>
          </table:table-cell>
          <table:table-cell office:value-type="float" office:value="32593220" calcext:value-type="float">
            <text:p>32593220</text:p>
          </table:table-cell>
          <table:table-cell table:number-columns-repeated="2"/>
          <table:table-cell table:style-name="ce3" office:value-type="float" office:value="110527687" calcext:value-type="float">
            <text:p>110527687</text:p>
          </table:table-cell>
          <table:table-cell table:style-name="ce3" office:value-type="float" office:value="61024650" calcext:value-type="float">
            <text:p>61024650</text:p>
          </table:table-cell>
          <table:table-cell table:style-name="ce3" office:value-type="float" office:value="41662896" calcext:value-type="float">
            <text:p>41662896</text:p>
          </table:table-cell>
          <table:table-cell table:style-name="ce3" office:value-type="float" office:value="36304243" calcext:value-type="float">
            <text:p>36304243</text:p>
          </table:table-cell>
          <table:table-cell table:number-columns-repeated="2"/>
          <table:table-cell table:style-name="ce3" office:value-type="float" office:value="116913477" calcext:value-type="float">
            <text:p>116913477</text:p>
          </table:table-cell>
          <table:table-cell table:style-name="ce3" office:value-type="float" office:value="259430677" calcext:value-type="float">
            <text:p>259430677</text:p>
          </table:table-cell>
          <table:table-cell table:style-name="ce3" office:value-type="float" office:value="143949309" calcext:value-type="float">
            <text:p>143949309</text:p>
          </table:table-cell>
          <table:table-cell table:style-name="ce3" office:value-type="float" office:value="360709969" calcext:value-type="float">
            <text:p>360709969</text:p>
          </table:table-cell>
        </table:table-row>
        <table:table-row table:style-name="ro1">
          <table:table-cell/>
          <table:table-cell table:style-name="ce3" office:value-type="float" office:value="103981400" calcext:value-type="float">
            <text:p>103981400</text:p>
          </table:table-cell>
          <table:table-cell table:style-name="ce3" office:value-type="float" office:value="44329035" calcext:value-type="float">
            <text:p>44329035</text:p>
          </table:table-cell>
          <table:table-cell table:style-name="ce3" office:value-type="float" office:value="46292359" calcext:value-type="float">
            <text:p>46292359</text:p>
          </table:table-cell>
          <table:table-cell office:value-type="float" office:value="27162930" calcext:value-type="float">
            <text:p>27162930</text:p>
          </table:table-cell>
          <table:table-cell table:number-columns-repeated="2"/>
          <table:table-cell table:style-name="ce3" office:value-type="float" office:value="91527056" calcext:value-type="float">
            <text:p>91527056</text:p>
          </table:table-cell>
          <table:table-cell table:style-name="ce3" office:value-type="float" office:value="53588698" calcext:value-type="float">
            <text:p>53588698</text:p>
          </table:table-cell>
          <table:table-cell office:value-type="float" office:value="34021255" calcext:value-type="float">
            <text:p>34021255</text:p>
          </table:table-cell>
          <table:table-cell office:value-type="float" office:value="31216769" calcext:value-type="float">
            <text:p>31216769</text:p>
          </table:table-cell>
          <table:table-cell table:number-columns-repeated="2"/>
          <table:table-cell table:style-name="ce3" office:value-type="float" office:value="111932657" calcext:value-type="float">
            <text:p>111932657</text:p>
          </table:table-cell>
          <table:table-cell table:style-name="ce3" office:value-type="float" office:value="62421958" calcext:value-type="float">
            <text:p>62421958</text:p>
          </table:table-cell>
          <table:table-cell table:style-name="ce3" office:value-type="float" office:value="44988269" calcext:value-type="float">
            <text:p>44988269</text:p>
          </table:table-cell>
          <table:table-cell table:style-name="ce3" office:value-type="float" office:value="27002466" calcext:value-type="float">
            <text:p>27002466</text:p>
          </table:table-cell>
          <table:table-cell table:number-columns-repeated="2"/>
          <table:table-cell table:style-name="ce3" office:value-type="float" office:value="123259854" calcext:value-type="float">
            <text:p>123259854</text:p>
          </table:table-cell>
          <table:table-cell table:style-name="ce3" office:value-type="float" office:value="241781530" calcext:value-type="float">
            <text:p>241781530</text:p>
          </table:table-cell>
          <table:table-cell table:style-name="ce3" office:value-type="float" office:value="155298536" calcext:value-type="float">
            <text:p>155298536</text:p>
          </table:table-cell>
          <table:table-cell table:style-name="ce3" office:value-type="float" office:value="227336621" calcext:value-type="float">
            <text:p>227336621</text:p>
          </table:table-cell>
        </table:table-row>
        <table:table-row table:style-name="ro1">
          <table:table-cell/>
          <table:table-cell table:style-name="ce3" office:value-type="float" office:value="85225862" calcext:value-type="float">
            <text:p>85225862</text:p>
          </table:table-cell>
          <table:table-cell table:style-name="ce3" office:value-type="float" office:value="49909314" calcext:value-type="float">
            <text:p>49909314</text:p>
          </table:table-cell>
          <table:table-cell table:style-name="ce3" office:value-type="float" office:value="42572122" calcext:value-type="float">
            <text:p>42572122</text:p>
          </table:table-cell>
          <table:table-cell office:value-type="float" office:value="17051802" calcext:value-type="float">
            <text:p>17051802</text:p>
          </table:table-cell>
          <table:table-cell table:number-columns-repeated="2"/>
          <table:table-cell table:style-name="ce3" office:value-type="float" office:value="91009992" calcext:value-type="float">
            <text:p>91009992</text:p>
          </table:table-cell>
          <table:table-cell table:style-name="ce3" office:value-type="float" office:value="54618362" calcext:value-type="float">
            <text:p>54618362</text:p>
          </table:table-cell>
          <table:table-cell office:value-type="float" office:value="39907252" calcext:value-type="float">
            <text:p>39907252</text:p>
          </table:table-cell>
          <table:table-cell office:value-type="float" office:value="34341565" calcext:value-type="float">
            <text:p>34341565</text:p>
          </table:table-cell>
          <table:table-cell table:number-columns-repeated="2"/>
          <table:table-cell table:style-name="ce3" office:value-type="float" office:value="110206455" calcext:value-type="float">
            <text:p>110206455</text:p>
          </table:table-cell>
          <table:table-cell table:style-name="ce3" office:value-type="float" office:value="61314578" calcext:value-type="float">
            <text:p>61314578</text:p>
          </table:table-cell>
          <table:table-cell table:style-name="ce3" office:value-type="float" office:value="43369747" calcext:value-type="float">
            <text:p>43369747</text:p>
          </table:table-cell>
          <table:table-cell table:style-name="ce3" office:value-type="float" office:value="30973879" calcext:value-type="float">
            <text:p>30973879</text:p>
          </table:table-cell>
          <table:table-cell table:number-columns-repeated="2"/>
          <table:table-cell table:style-name="ce3" office:value-type="float" office:value="122619060" calcext:value-type="float">
            <text:p>122619060</text:p>
          </table:table-cell>
          <table:table-cell table:style-name="ce3" office:value-type="float" office:value="264010243" calcext:value-type="float">
            <text:p>264010243</text:p>
          </table:table-cell>
          <table:table-cell table:style-name="ce3" office:value-type="float" office:value="150217036" calcext:value-type="float">
            <text:p>150217036</text:p>
          </table:table-cell>
          <table:table-cell table:style-name="ce3" office:value-type="float" office:value="192838885" calcext:value-type="float">
            <text:p>192838885</text:p>
          </table:table-cell>
        </table:table-row>
        <table:table-row table:style-name="ro1">
          <table:table-cell/>
          <table:table-cell table:style-name="ce3" office:value-type="float" office:value="84697983" calcext:value-type="float">
            <text:p>84697983</text:p>
          </table:table-cell>
          <table:table-cell table:style-name="ce3" office:value-type="float" office:value="43388560" calcext:value-type="float">
            <text:p>43388560</text:p>
          </table:table-cell>
          <table:table-cell table:style-name="ce3" office:value-type="float" office:value="24535737" calcext:value-type="float">
            <text:p>24535737</text:p>
          </table:table-cell>
          <table:table-cell office:value-type="float" office:value="17529646" calcext:value-type="float">
            <text:p>17529646</text:p>
          </table:table-cell>
          <table:table-cell table:number-columns-repeated="2"/>
          <table:table-cell table:style-name="ce3" office:value-type="float" office:value="90651280" calcext:value-type="float">
            <text:p>90651280</text:p>
          </table:table-cell>
          <table:table-cell table:style-name="ce3" office:value-type="float" office:value="54930931" calcext:value-type="float">
            <text:p>54930931</text:p>
          </table:table-cell>
          <table:table-cell office:value-type="float" office:value="38363866" calcext:value-type="float">
            <text:p>38363866</text:p>
          </table:table-cell>
          <table:table-cell office:value-type="float" office:value="25728850" calcext:value-type="float">
            <text:p>25728850</text:p>
          </table:table-cell>
          <table:table-cell table:number-columns-repeated="2"/>
          <table:table-cell table:style-name="ce3" office:value-type="float" office:value="134289303" calcext:value-type="float">
            <text:p>134289303</text:p>
          </table:table-cell>
          <table:table-cell table:style-name="ce3" office:value-type="float" office:value="65233423" calcext:value-type="float">
            <text:p>65233423</text:p>
          </table:table-cell>
          <table:table-cell table:style-name="ce3" office:value-type="float" office:value="41638036" calcext:value-type="float">
            <text:p>41638036</text:p>
          </table:table-cell>
          <table:table-cell table:style-name="ce3" office:value-type="float" office:value="28094871" calcext:value-type="float">
            <text:p>28094871</text:p>
          </table:table-cell>
          <table:table-cell table:number-columns-repeated="2"/>
          <table:table-cell table:style-name="ce3" office:value-type="float" office:value="113915627" calcext:value-type="float">
            <text:p>113915627</text:p>
          </table:table-cell>
          <table:table-cell table:style-name="ce3" office:value-type="float" office:value="307112666" calcext:value-type="float">
            <text:p>307112666</text:p>
          </table:table-cell>
          <table:table-cell table:style-name="ce3" office:value-type="float" office:value="169064534" calcext:value-type="float">
            <text:p>169064534</text:p>
          </table:table-cell>
          <table:table-cell table:style-name="ce3" office:value-type="float" office:value="237971471" calcext:value-type="float">
            <text:p>237971471</text:p>
          </table:table-cell>
        </table:table-row>
        <table:table-row table:style-name="ro1">
          <table:table-cell/>
          <table:table-cell table:style-name="ce3" office:value-type="float" office:value="84617747" calcext:value-type="float">
            <text:p>84617747</text:p>
          </table:table-cell>
          <table:table-cell table:style-name="ce3" office:value-type="float" office:value="46311381" calcext:value-type="float">
            <text:p>46311381</text:p>
          </table:table-cell>
          <table:table-cell table:style-name="ce3" office:value-type="float" office:value="30622262" calcext:value-type="float">
            <text:p>30622262</text:p>
          </table:table-cell>
          <table:table-cell office:value-type="float" office:value="22785215" calcext:value-type="float">
            <text:p>22785215</text:p>
          </table:table-cell>
          <table:table-cell table:number-columns-repeated="2"/>
          <table:table-cell table:style-name="ce3" office:value-type="float" office:value="95120674" calcext:value-type="float">
            <text:p>95120674</text:p>
          </table:table-cell>
          <table:table-cell table:style-name="ce3" office:value-type="float" office:value="58883158" calcext:value-type="float">
            <text:p>58883158</text:p>
          </table:table-cell>
          <table:table-cell office:value-type="float" office:value="34170618" calcext:value-type="float">
            <text:p>34170618</text:p>
          </table:table-cell>
          <table:table-cell office:value-type="float" office:value="25059763" calcext:value-type="float">
            <text:p>25059763</text:p>
          </table:table-cell>
          <table:table-cell table:number-columns-repeated="2"/>
          <table:table-cell table:style-name="ce3" office:value-type="float" office:value="88988431" calcext:value-type="float">
            <text:p>88988431</text:p>
          </table:table-cell>
          <table:table-cell table:style-name="ce3" office:value-type="float" office:value="57870922" calcext:value-type="float">
            <text:p>57870922</text:p>
          </table:table-cell>
          <table:table-cell table:style-name="ce3" office:value-type="float" office:value="38328466" calcext:value-type="float">
            <text:p>38328466</text:p>
          </table:table-cell>
          <table:table-cell table:style-name="ce3" office:value-type="float" office:value="32075962" calcext:value-type="float">
            <text:p>32075962</text:p>
          </table:table-cell>
          <table:table-cell table:number-columns-repeated="2"/>
          <table:table-cell table:style-name="ce3" office:value-type="float" office:value="131101982" calcext:value-type="float">
            <text:p>131101982</text:p>
          </table:table-cell>
          <table:table-cell table:style-name="ce3" office:value-type="float" office:value="244151427" calcext:value-type="float">
            <text:p>244151427</text:p>
          </table:table-cell>
          <table:table-cell table:style-name="ce3" office:value-type="float" office:value="152541056" calcext:value-type="float">
            <text:p>152541056</text:p>
          </table:table-cell>
          <table:table-cell table:style-name="ce3" office:value-type="float" office:value="209893059" calcext:value-type="float">
            <text:p>209893059</text:p>
          </table:table-cell>
        </table:table-row>
        <table:table-row table:style-name="ro1">
          <table:table-cell/>
          <table:table-cell table:style-name="ce3" office:value-type="float" office:value="84565740" calcext:value-type="float">
            <text:p>84565740</text:p>
          </table:table-cell>
          <table:table-cell table:style-name="ce3" office:value-type="float" office:value="44364655" calcext:value-type="float">
            <text:p>44364655</text:p>
          </table:table-cell>
          <table:table-cell table:style-name="ce3" office:value-type="float" office:value="41024389" calcext:value-type="float">
            <text:p>41024389</text:p>
          </table:table-cell>
          <table:table-cell office:value-type="float" office:value="16555815" calcext:value-type="float">
            <text:p>16555815</text:p>
          </table:table-cell>
          <table:table-cell table:number-columns-repeated="2"/>
          <table:table-cell table:style-name="ce3" office:value-type="float" office:value="91538179" calcext:value-type="float">
            <text:p>91538179</text:p>
          </table:table-cell>
          <table:table-cell table:style-name="ce3" office:value-type="float" office:value="65336222" calcext:value-type="float">
            <text:p>65336222</text:p>
          </table:table-cell>
          <table:table-cell office:value-type="float" office:value="34851892" calcext:value-type="float">
            <text:p>34851892</text:p>
          </table:table-cell>
          <table:table-cell office:value-type="float" office:value="30742978" calcext:value-type="float">
            <text:p>30742978</text:p>
          </table:table-cell>
          <table:table-cell table:number-columns-repeated="2"/>
          <table:table-cell table:style-name="ce3" office:value-type="float" office:value="99321464" calcext:value-type="float">
            <text:p>99321464</text:p>
          </table:table-cell>
          <table:table-cell table:style-name="ce3" office:value-type="float" office:value="63348024" calcext:value-type="float">
            <text:p>63348024</text:p>
          </table:table-cell>
          <table:table-cell table:style-name="ce3" office:value-type="float" office:value="44982459" calcext:value-type="float">
            <text:p>44982459</text:p>
          </table:table-cell>
          <table:table-cell table:style-name="ce3" office:value-type="float" office:value="33020777" calcext:value-type="float">
            <text:p>33020777</text:p>
          </table:table-cell>
          <table:table-cell table:number-columns-repeated="2"/>
          <table:table-cell table:style-name="ce3" office:value-type="float" office:value="139694218" calcext:value-type="float">
            <text:p>139694218</text:p>
          </table:table-cell>
          <table:table-cell table:style-name="ce3" office:value-type="float" office:value="272618042" calcext:value-type="float">
            <text:p>272618042</text:p>
          </table:table-cell>
          <table:table-cell table:style-name="ce3" office:value-type="float" office:value="186215748" calcext:value-type="float">
            <text:p>186215748</text:p>
          </table:table-cell>
          <table:table-cell table:style-name="ce3" office:value-type="float" office:value="201077381" calcext:value-type="float">
            <text:p>201077381</text:p>
          </table:table-cell>
        </table:table-row>
        <table:table-row table:style-name="ro1">
          <table:table-cell/>
          <table:table-cell table:style-name="ce3" office:value-type="float" office:value="85360676" calcext:value-type="float">
            <text:p>85360676</text:p>
          </table:table-cell>
          <table:table-cell table:style-name="ce3" office:value-type="float" office:value="44338243" calcext:value-type="float">
            <text:p>44338243</text:p>
          </table:table-cell>
          <table:table-cell table:style-name="ce3" office:value-type="float" office:value="44986238" calcext:value-type="float">
            <text:p>44986238</text:p>
          </table:table-cell>
          <table:table-cell office:value-type="float" office:value="17766977" calcext:value-type="float">
            <text:p>17766977</text:p>
          </table:table-cell>
          <table:table-cell table:number-columns-repeated="2"/>
          <table:table-cell table:style-name="ce3" office:value-type="float" office:value="86997485" calcext:value-type="float">
            <text:p>86997485</text:p>
          </table:table-cell>
          <table:table-cell table:style-name="ce3" office:value-type="float" office:value="56634246" calcext:value-type="float">
            <text:p>56634246</text:p>
          </table:table-cell>
          <table:table-cell office:value-type="float" office:value="35851463" calcext:value-type="float">
            <text:p>35851463</text:p>
          </table:table-cell>
          <table:table-cell office:value-type="float" office:value="27585560" calcext:value-type="float">
            <text:p>27585560</text:p>
          </table:table-cell>
          <table:table-cell table:number-columns-repeated="2"/>
          <table:table-cell table:style-name="ce3" office:value-type="float" office:value="92786368" calcext:value-type="float">
            <text:p>92786368</text:p>
          </table:table-cell>
          <table:table-cell table:style-name="ce3" office:value-type="float" office:value="58536308" calcext:value-type="float">
            <text:p>58536308</text:p>
          </table:table-cell>
          <table:table-cell table:style-name="ce3" office:value-type="float" office:value="40164991" calcext:value-type="float">
            <text:p>40164991</text:p>
          </table:table-cell>
          <table:table-cell table:style-name="ce3" office:value-type="float" office:value="34585669" calcext:value-type="float">
            <text:p>34585669</text:p>
          </table:table-cell>
          <table:table-cell table:number-columns-repeated="2"/>
          <table:table-cell table:style-name="ce3" office:value-type="float" office:value="111037092" calcext:value-type="float">
            <text:p>111037092</text:p>
          </table:table-cell>
          <table:table-cell table:style-name="ce3" office:value-type="float" office:value="297342973" calcext:value-type="float">
            <text:p>297342973</text:p>
          </table:table-cell>
          <table:table-cell table:style-name="ce3" office:value-type="float" office:value="195334957" calcext:value-type="float">
            <text:p>195334957</text:p>
          </table:table-cell>
          <table:table-cell table:style-name="ce3" office:value-type="float" office:value="201672398" calcext:value-type="float">
            <text:p>20167239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8456574" calcext:value-type="float">
            <text:p>0.00008456574</text:p>
          </table:table-cell>
          <table:table-cell table:style-name="ce4" table:formula="of:=MIN([.C4:.C13])/(1000*1000*1000)/[.L20]" office:value-type="float" office:value="0.00008677712" calcext:value-type="float">
            <text:p>0.00008677712</text:p>
          </table:table-cell>
          <table:table-cell table:style-name="ce4" table:formula="of:=MIN([.D4:.D13])/(1000*1000*1000)/[.M20]" office:value-type="float" office:value="0.000097307264" calcext:value-type="float">
            <text:p>0.000097307264</text:p>
          </table:table-cell>
          <table:table-cell table:style-name="ce4" table:formula="of:=MIN([.E4:.E13])/(1000*1000*1000)/[.N20]" office:value-type="float" office:value="0.00013244652" calcext:value-type="float">
            <text:p>0.0001324465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86997485" calcext:value-type="float">
            <text:p>0.000086997485</text:p>
          </table:table-cell>
          <table:table-cell table:style-name="ce4" table:formula="of:=MIN([.I4:.I13])/(1000*1000*1000)/[.L20]" office:value-type="float" office:value="0.000107177396" calcext:value-type="float">
            <text:p>0.000107177396</text:p>
          </table:table-cell>
          <table:table-cell table:style-name="ce4" table:formula="of:=MIN([.J4:.J13])/(1000*1000*1000)/[.M20]" office:value-type="float" office:value="0.00013608502" calcext:value-type="float">
            <text:p>0.00013608502</text:p>
          </table:table-cell>
          <table:table-cell table:style-name="ce4" table:formula="of:=MIN([.K4:.K13])/(1000*1000*1000)/[.N20]" office:value-type="float" office:value="0.00019832332" calcext:value-type="float">
            <text:p>0.0001983233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088988431" calcext:value-type="float">
            <text:p>0.000088988431</text:p>
          </table:table-cell>
          <table:table-cell table:style-name="ce4" table:formula="of:=MIN([.O4:.O13])/(1000*1000*1000)/[.L20]" office:value-type="float" office:value="0.000115741844" calcext:value-type="float">
            <text:p>0.000115741844</text:p>
          </table:table-cell>
          <table:table-cell table:style-name="ce4" table:formula="of:=MIN([.P4:.P13])/(1000*1000*1000)/[.M20]" office:value-type="float" office:value="0.000142328416" calcext:value-type="float">
            <text:p>0.000142328416</text:p>
          </table:table-cell>
          <table:table-cell table:style-name="ce4" table:formula="of:=MIN([.Q4:.Q13])/(1000*1000*1000)/[.N20]" office:value-type="float" office:value="0.000216019728" calcext:value-type="float">
            <text:p>0.0002160197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111037092" calcext:value-type="float">
            <text:p>0.000111037092</text:p>
          </table:table-cell>
          <table:table-cell table:style-name="ce4" table:formula="of:=MIN([.U4:.U13])/(1000*1000*1000)/[.L20]" office:value-type="float" office:value="0.00047320568" calcext:value-type="float">
            <text:p>0.00047320568</text:p>
          </table:table-cell>
          <table:table-cell table:style-name="ce4" table:formula="of:=MIN([.V4:.V13])/(1000*1000*1000)/[.M20]" office:value-type="float" office:value="0.000575797236" calcext:value-type="float">
            <text:p>0.000575797236</text:p>
          </table:table-cell>
          <table:table-cell table:style-name="ce4" table:formula="of:=MIN([.W4:.W13])/(1000*1000*1000)/[.N20]" office:value-type="float" office:value="0.00154271108" calcext:value-type="float">
            <text:p>0.0015427110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84.56574" calcext:value-type="float">
            <text:p>84.56574</text:p>
          </table:table-cell>
          <table:table-cell table:style-name="ce4" table:formula="of:=( MIN([.C4:.C13])/1000 ) /[.L$20]" office:value-type="float" office:value="86.77712" calcext:value-type="float">
            <text:p>86.77712</text:p>
          </table:table-cell>
          <table:table-cell table:style-name="ce4" table:formula="of:=( MIN([.D4:.D13])/1000 ) /[.M$20]" office:value-type="float" office:value="97.307264" calcext:value-type="float">
            <text:p>97.307264</text:p>
          </table:table-cell>
          <table:table-cell table:style-name="ce4" table:formula="of:=( MIN([.E4:.E13])/1000 ) /[.N$20]" office:value-type="float" office:value="132.44652" calcext:value-type="float">
            <text:p>132.4465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86.997485" calcext:value-type="float">
            <text:p>86.997485</text:p>
          </table:table-cell>
          <table:table-cell table:style-name="ce4" table:formula="of:=( MIN([.I4:.I13])/1000 ) / [.L$20]" office:value-type="float" office:value="107.177396" calcext:value-type="float">
            <text:p>107.177396</text:p>
          </table:table-cell>
          <table:table-cell table:style-name="ce4" table:formula="of:=( MIN([.J4:.J13])/1000 ) / [.M$20]" office:value-type="float" office:value="136.08502" calcext:value-type="float">
            <text:p>136.08502</text:p>
          </table:table-cell>
          <table:table-cell table:style-name="ce4" table:formula="of:=( MIN([.K4:.K13])/1000 ) / [.N$20]" office:value-type="float" office:value="198.32332" calcext:value-type="float">
            <text:p>198.3233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8.988431" calcext:value-type="float">
            <text:p>88.988431</text:p>
          </table:table-cell>
          <table:table-cell table:style-name="ce4" table:formula="of:=( MIN([.O4:.O13])/1000 ) / [.L$20]" office:value-type="float" office:value="115.741844" calcext:value-type="float">
            <text:p>115.741844</text:p>
          </table:table-cell>
          <table:table-cell table:style-name="ce4" table:formula="of:=( MIN([.P4:.P13])/1000 ) / [.M$20]" office:value-type="float" office:value="142.328416" calcext:value-type="float">
            <text:p>142.328416</text:p>
          </table:table-cell>
          <table:table-cell table:style-name="ce4" table:formula="of:=( MIN([.Q4:.Q13])/1000 ) / [.N$20]" office:value-type="float" office:value="216.019728" calcext:value-type="float">
            <text:p>216.0197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111.037092" calcext:value-type="float">
            <text:p>111.037092</text:p>
          </table:table-cell>
          <table:table-cell table:style-name="ce4" table:formula="of:=(MIN([.U4:.U13])/1000 ) / [.L$20]" office:value-type="float" office:value="473.20568" calcext:value-type="float">
            <text:p>473.20568</text:p>
          </table:table-cell>
          <table:table-cell table:style-name="ce4" table:formula="of:=(MIN([.V4:.V13])/1000 ) / [.M$20]" office:value-type="float" office:value="575.797236" calcext:value-type="float">
            <text:p>575.797236</text:p>
          </table:table-cell>
          <table:table-cell table:style-name="ce4" table:formula="of:=(MIN([.W4:.W13])/1000 ) / [.N$20]" office:value-type="float" office:value="1542.71108" calcext:value-type="float">
            <text:p>1542.7110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1.10425435780672" calcext:value-type="float">
            <text:p>1,10425435780672</text:p>
          </table:table-cell>
          <table:table-cell table:style-name="ce15" table:formula="of:=[.C17]/[$MPIBcast.C17]" office:value-type="float" office:value="0.815635470767089" calcext:value-type="float">
            <text:p>0,815635470767089</text:p>
          </table:table-cell>
          <table:table-cell table:style-name="ce15" table:formula="of:=[.D17]/[$MPIBcast.D17]" office:value-type="float" office:value="1.09979119767973" calcext:value-type="float">
            <text:p>1,09979119767973</text:p>
          </table:table-cell>
          <table:table-cell table:style-name="ce15" table:formula="of:=[.E17]/[$MPIBcast.E17]" office:value-type="float" office:value="0.989269804245363" calcext:value-type="float">
            <text:p>0,989269804245363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0.767988293260164" calcext:value-type="float">
            <text:p>0,767988293260164</text:p>
          </table:table-cell>
          <table:table-cell table:style-name="ce15" table:formula="of:=[.I17]/[$MPIBcast.I17]" office:value-type="float" office:value="0.827640746631946" calcext:value-type="float">
            <text:p>0,827640746631946</text:p>
          </table:table-cell>
          <table:table-cell table:style-name="ce15" table:formula="of:=[.J17]/[$MPIBcast.J17]" office:value-type="float" office:value="1.18059403343123" calcext:value-type="float">
            <text:p>1,18059403343123</text:p>
          </table:table-cell>
          <table:table-cell table:style-name="ce15" table:formula="of:=[.K17]/[$MPIBcast.K17]" office:value-type="float" office:value="1.27120326681977" calcext:value-type="float">
            <text:p>1,27120326681977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1.00072928912669" calcext:value-type="float">
            <text:p>1,00072928912669</text:p>
          </table:table-cell>
          <table:table-cell table:style-name="ce15" table:formula="of:=[.O17]/[$MPIBcast.O17]" office:value-type="float" office:value="0.878008176952408" calcext:value-type="float">
            <text:p>0,878008176952408</text:p>
          </table:table-cell>
          <table:table-cell table:style-name="ce15" table:formula="of:=[.P17]/[$MPIBcast.P17]" office:value-type="float" office:value="0.816259665154206" calcext:value-type="float">
            <text:p>0,816259665154206</text:p>
          </table:table-cell>
          <table:table-cell table:style-name="ce15" table:formula="of:=[.Q17]/[$MPIBcast.Q17]" office:value-type="float" office:value="0.797720370659121" calcext:value-type="float">
            <text:p>0,79772037065912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0.611408874529386" calcext:value-type="float">
            <text:p>0,611408874529386</text:p>
          </table:table-cell>
          <table:table-cell table:style-name="ce15" table:formula="of:=[.U17]/[$MPIBcast.U17]" office:value-type="float" office:value="0.107213744583422" calcext:value-type="float">
            <text:p>0,107213744583422</text:p>
          </table:table-cell>
          <table:table-cell table:style-name="ce15" table:formula="of:=[.V17]/[$MPIBcast.V17]" office:value-type="float" office:value="0.108578138472909" calcext:value-type="float">
            <text:p>0,108578138472909</text:p>
          </table:table-cell>
          <table:table-cell table:style-name="ce15" table:formula="of:=[.W17]/[$MPIBcast.W17]" office:value-type="float" office:value="0.242227725399547" calcext:value-type="float">
            <text:p>0,24222772539954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76581758" calcext:value-type="float">
            <text:p>0.000076581758</text:p>
          </table:table-cell>
          <table:table-cell table:style-name="ce4" table:formula="of:=MIN([.C4:.C13])/(1000*1000*1000)/[.L20]" office:value-type="float" office:value="0.000106392038" calcext:value-type="float">
            <text:p>0.000106392038</text:p>
          </table:table-cell>
          <table:table-cell table:style-name="ce4" table:formula="of:=MIN([.D4:.D13])/(1000*1000*1000)/[.M20]" office:value-type="float" office:value="0.000088477944" calcext:value-type="float">
            <text:p>0.000088477944</text:p>
          </table:table-cell>
          <table:table-cell table:style-name="ce4" table:formula="of:=MIN([.E4:.E13])/(1000*1000*1000)/[.N20]" office:value-type="float" office:value="0.000133883112" calcext:value-type="float">
            <text:p>0.0001338831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13279702" calcext:value-type="float">
            <text:p>0.000113279702</text:p>
          </table:table-cell>
          <table:table-cell table:style-name="ce4" table:formula="of:=MIN([.I4:.I13])/(1000*1000*1000)/[.L20]" office:value-type="float" office:value="0.000129497486" calcext:value-type="float">
            <text:p>0.000129497486</text:p>
          </table:table-cell>
          <table:table-cell table:style-name="ce4" table:formula="of:=MIN([.J4:.J13])/(1000*1000*1000)/[.M20]" office:value-type="float" office:value="0.00011526826" calcext:value-type="float">
            <text:p>0.00011526826</text:p>
          </table:table-cell>
          <table:table-cell table:style-name="ce4" table:formula="of:=MIN([.K4:.K13])/(1000*1000*1000)/[.N20]" office:value-type="float" office:value="0.00015601228" calcext:value-type="float">
            <text:p>0.000156012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08892358" calcext:value-type="float">
            <text:p>0.00008892358</text:p>
          </table:table-cell>
          <table:table-cell table:style-name="ce4" table:formula="of:=MIN([.O4:.O13])/(1000*1000*1000)/[.L20]" office:value-type="float" office:value="0.000131823196" calcext:value-type="float">
            <text:p>0.000131823196</text:p>
          </table:table-cell>
          <table:table-cell table:style-name="ce4" table:formula="of:=MIN([.P4:.P13])/(1000*1000*1000)/[.M20]" office:value-type="float" office:value="0.000174366592" calcext:value-type="float">
            <text:p>0.000174366592</text:p>
          </table:table-cell>
          <table:table-cell table:style-name="ce4" table:formula="of:=MIN([.Q4:.Q13])/(1000*1000*1000)/[.N20]" office:value-type="float" office:value="0.000270796304" calcext:value-type="float">
            <text:p>0.00027079630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181608571" calcext:value-type="float">
            <text:p>0.000181608571</text:p>
          </table:table-cell>
          <table:table-cell table:style-name="ce4" table:formula="of:=MIN([.U4:.U13])/(1000*1000*1000)/[.L20]" office:value-type="float" office:value="0.004413666194" calcext:value-type="float">
            <text:p>0.004413666194</text:p>
          </table:table-cell>
          <table:table-cell table:style-name="ce4" table:formula="of:=MIN([.V4:.V13])/(1000*1000*1000)/[.M20]" office:value-type="float" office:value="0.005303067856" calcext:value-type="float">
            <text:p>0.005303067856</text:p>
          </table:table-cell>
          <table:table-cell table:style-name="ce4" table:formula="of:=MIN([.W4:.W13])/(1000*1000*1000)/[.N20]" office:value-type="float" office:value="0.006368846" calcext:value-type="float">
            <text:p>0.006368846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76.581758" calcext:value-type="float">
            <text:p>76.581758</text:p>
          </table:table-cell>
          <table:table-cell table:style-name="ce4" table:formula="of:=( MIN([.C4:.C13])/1000 ) /[.L$20]" office:value-type="float" office:value="106.392038" calcext:value-type="float">
            <text:p>106.392038</text:p>
          </table:table-cell>
          <table:table-cell table:style-name="ce4" table:formula="of:=( MIN([.D4:.D13])/1000 ) /[.M$20]" office:value-type="float" office:value="88.477944" calcext:value-type="float">
            <text:p>88.477944</text:p>
          </table:table-cell>
          <table:table-cell table:style-name="ce4" table:formula="of:=( MIN([.E4:.E13])/1000 ) /[.N$20]" office:value-type="float" office:value="133.883112" calcext:value-type="float">
            <text:p>133.8831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13.279702" calcext:value-type="float">
            <text:p>113.279702</text:p>
          </table:table-cell>
          <table:table-cell table:style-name="ce4" table:formula="of:=( MIN([.I4:.I13])/1000 ) / [.L$20]" office:value-type="float" office:value="129.497486" calcext:value-type="float">
            <text:p>129.497486</text:p>
          </table:table-cell>
          <table:table-cell table:style-name="ce4" table:formula="of:=( MIN([.J4:.J13])/1000 ) / [.M$20]" office:value-type="float" office:value="115.26826" calcext:value-type="float">
            <text:p>115.26826</text:p>
          </table:table-cell>
          <table:table-cell table:style-name="ce4" table:formula="of:=( MIN([.K4:.K13])/1000 ) / [.N$20]" office:value-type="float" office:value="156.01228" calcext:value-type="float">
            <text:p>156.012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8.92358" calcext:value-type="float">
            <text:p>88.92358</text:p>
          </table:table-cell>
          <table:table-cell table:style-name="ce4" table:formula="of:=( MIN([.O4:.O13])/1000 ) / [.L$20]" office:value-type="float" office:value="131.823196" calcext:value-type="float">
            <text:p>131.823196</text:p>
          </table:table-cell>
          <table:table-cell table:style-name="ce4" table:formula="of:=( MIN([.P4:.P13])/1000 ) / [.M$20]" office:value-type="float" office:value="174.366592" calcext:value-type="float">
            <text:p>174.366592</text:p>
          </table:table-cell>
          <table:table-cell table:style-name="ce4" table:formula="of:=( MIN([.Q4:.Q13])/1000 ) / [.N$20]" office:value-type="float" office:value="270.796304" calcext:value-type="float">
            <text:p>270.79630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181.608571" calcext:value-type="float">
            <text:p>181.608571</text:p>
          </table:table-cell>
          <table:table-cell table:style-name="ce4" table:formula="of:=(MIN([.U4:.U13])/1000 ) / [.L$20]" office:value-type="float" office:value="4413.666194" calcext:value-type="float">
            <text:p>4413.666194</text:p>
          </table:table-cell>
          <table:table-cell table:style-name="ce4" table:formula="of:=(MIN([.V4:.V13])/1000 ) / [.M$20]" office:value-type="float" office:value="5303.067856" calcext:value-type="float">
            <text:p>5303.067856</text:p>
          </table:table-cell>
          <table:table-cell table:style-name="ce4" table:formula="of:=(MIN([.W4:.W13])/1000 ) / [.N$20]" office:value-type="float" office:value="6368.846" calcext:value-type="float">
            <text:p>6368.8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formula="of:=[.B4]/[$MPIBcast.B4]" office:value-type="float" office:value="12.2828233231846" calcext:value-type="float">
            <text:p>12,2828233231846</text:p>
          </table:table-cell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899392924" calcext:value-type="float">
            <text:p>0.000899392924</text:p>
          </table:table-cell>
          <table:table-cell table:style-name="ce4" table:formula="of:=MIN([.C4:.C13])/(1000*1000*1000)/[.L20]" office:value-type="float" office:value="0.000889981304" calcext:value-type="float">
            <text:p>0.000889981304</text:p>
          </table:table-cell>
          <table:table-cell table:style-name="ce4" table:formula="of:=MIN([.D4:.D13])/(1000*1000*1000)/[.M20]" office:value-type="float" office:value="0.000998176512" calcext:value-type="float">
            <text:p>0.000998176512</text:p>
          </table:table-cell>
          <table:table-cell table:style-name="ce4" table:formula="of:=MIN([.E4:.E13])/(1000*1000*1000)/[.N20]" office:value-type="float" office:value="0.001860008208" calcext:value-type="float">
            <text:p>0.0018600082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831880879" calcext:value-type="float">
            <text:p>0.000831880879</text:p>
          </table:table-cell>
          <table:table-cell table:style-name="ce4" table:formula="of:=MIN([.I4:.I13])/(1000*1000*1000)/[.L20]" office:value-type="float" office:value="0.000855167354" calcext:value-type="float">
            <text:p>0.000855167354</text:p>
          </table:table-cell>
          <table:table-cell table:style-name="ce4" table:formula="of:=MIN([.J4:.J13])/(1000*1000*1000)/[.M20]" office:value-type="float" office:value="0.001062220952" calcext:value-type="float">
            <text:p>0.001062220952</text:p>
          </table:table-cell>
          <table:table-cell table:style-name="ce4" table:formula="of:=MIN([.K4:.K13])/(1000*1000*1000)/[.N20]" office:value-type="float" office:value="0.001968741136" calcext:value-type="float">
            <text:p>0.00196874113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817842301" calcext:value-type="float">
            <text:p>0.000817842301</text:p>
          </table:table-cell>
          <table:table-cell table:style-name="ce4" table:formula="of:=MIN([.O4:.O13])/(1000*1000*1000)/[.L20]" office:value-type="float" office:value="0.000828825368" calcext:value-type="float">
            <text:p>0.000828825368</text:p>
          </table:table-cell>
          <table:table-cell table:style-name="ce4" table:formula="of:=MIN([.P4:.P13])/(1000*1000*1000)/[.M20]" office:value-type="float" office:value="0.001020939492" calcext:value-type="float">
            <text:p>0.001020939492</text:p>
          </table:table-cell>
          <table:table-cell table:style-name="ce4" table:formula="of:=MIN([.Q4:.Q13])/(1000*1000*1000)/[.N20]" office:value-type="float" office:value="0.002903355312" calcext:value-type="float">
            <text:p>0.0029033553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26220252541" calcext:value-type="float">
            <text:p>0.026220252541</text:p>
          </table:table-cell>
          <table:table-cell table:style-name="ce4" table:formula="of:=MIN([.U4:.U13])/(1000*1000*1000)/[.L20]" office:value-type="float" office:value="0.027023679416" calcext:value-type="float">
            <text:p>0.027023679416</text:p>
          </table:table-cell>
          <table:table-cell table:style-name="ce4" table:formula="of:=MIN([.V4:.V13])/(1000*1000*1000)/[.M20]" office:value-type="float" office:value="0.026987786348" calcext:value-type="float">
            <text:p>0.026987786348</text:p>
          </table:table-cell>
          <table:table-cell table:style-name="ce4" table:formula="of:=MIN([.W4:.W13])/(1000*1000*1000)/[.N20]" office:value-type="float" office:value="0.031362251768" calcext:value-type="float">
            <text:p>0.031362251768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899.392924" calcext:value-type="float">
            <text:p>899.392924</text:p>
          </table:table-cell>
          <table:table-cell table:style-name="ce4" table:formula="of:=( MIN([.C4:.C13])/1000 ) /[.L$20]" office:value-type="float" office:value="889.981304" calcext:value-type="float">
            <text:p>889.981304</text:p>
          </table:table-cell>
          <table:table-cell table:style-name="ce4" table:formula="of:=( MIN([.D4:.D13])/1000 ) /[.M$20]" office:value-type="float" office:value="998.176512" calcext:value-type="float">
            <text:p>998.176512</text:p>
          </table:table-cell>
          <table:table-cell table:style-name="ce4" table:formula="of:=( MIN([.E4:.E13])/1000 ) /[.N$20]" office:value-type="float" office:value="1860.008208" calcext:value-type="float">
            <text:p>1860.0082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831.880879" calcext:value-type="float">
            <text:p>831.880879</text:p>
          </table:table-cell>
          <table:table-cell table:style-name="ce4" table:formula="of:=( MIN([.I4:.I13])/1000 ) / [.L$20]" office:value-type="float" office:value="855.167354" calcext:value-type="float">
            <text:p>855.167354</text:p>
          </table:table-cell>
          <table:table-cell table:style-name="ce4" table:formula="of:=( MIN([.J4:.J13])/1000 ) / [.M$20]" office:value-type="float" office:value="1062.220952" calcext:value-type="float">
            <text:p>1062.220952</text:p>
          </table:table-cell>
          <table:table-cell table:style-name="ce4" table:formula="of:=( MIN([.K4:.K13])/1000 ) / [.N$20]" office:value-type="float" office:value="1968.741136" calcext:value-type="float">
            <text:p>1968.74113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817.842301" calcext:value-type="float">
            <text:p>817.842301</text:p>
          </table:table-cell>
          <table:table-cell table:style-name="ce4" table:formula="of:=( MIN([.O4:.O13])/1000 ) / [.L$20]" office:value-type="float" office:value="828.825368" calcext:value-type="float">
            <text:p>828.825368</text:p>
          </table:table-cell>
          <table:table-cell table:style-name="ce4" table:formula="of:=( MIN([.P4:.P13])/1000 ) / [.M$20]" office:value-type="float" office:value="1020.939492" calcext:value-type="float">
            <text:p>1020.939492</text:p>
          </table:table-cell>
          <table:table-cell table:style-name="ce4" table:formula="of:=( MIN([.Q4:.Q13])/1000 ) / [.N$20]" office:value-type="float" office:value="2903.355312" calcext:value-type="float">
            <text:p>2903.3553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6220.252541" calcext:value-type="float">
            <text:p>26220.252541</text:p>
          </table:table-cell>
          <table:table-cell table:style-name="ce4" table:formula="of:=(MIN([.U4:.U13])/1000 ) / [.L$20]" office:value-type="float" office:value="27023.679416" calcext:value-type="float">
            <text:p>27023.679416</text:p>
          </table:table-cell>
          <table:table-cell table:style-name="ce4" table:formula="of:=(MIN([.V4:.V13])/1000 ) / [.M$20]" office:value-type="float" office:value="26987.786348" calcext:value-type="float">
            <text:p>26987.786348</text:p>
          </table:table-cell>
          <table:table-cell table:style-name="ce4" table:formula="of:=(MIN([.W4:.W13])/1000 ) / [.N$20]" office:value-type="float" office:value="31362.251768" calcext:value-type="float">
            <text:p>31362.2517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MPIBcast.B17]" office:value-type="float" office:value="11.7442188255851" calcext:value-type="float">
            <text:p>11,7442188255851</text:p>
          </table:table-cell>
          <table:table-cell table:style-name="ce15" table:formula="of:=[.C17]/[$MPIBcast.C17]" office:value-type="float" office:value="8.36511190809222" calcext:value-type="float">
            <text:p>8,36511190809222</text:p>
          </table:table-cell>
          <table:table-cell table:style-name="ce15" table:formula="of:=[.D17]/[$MPIBcast.D17]" office:value-type="float" office:value="11.2816422587758" calcext:value-type="float">
            <text:p>11,2816422587758</text:p>
          </table:table-cell>
          <table:table-cell table:style-name="ce15" table:formula="of:=[.E17]/[$MPIBcast.E17]" office:value-type="float" office:value="13.8927769172261" calcext:value-type="float">
            <text:p>13,892776917226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MPIBcast.H17]" office:value-type="float" office:value="7.34360052430223" calcext:value-type="float">
            <text:p>7,34360052430223</text:p>
          </table:table-cell>
          <table:table-cell table:style-name="ce15" table:formula="of:=[.I17]/[$MPIBcast.I17]" office:value-type="float" office:value="6.60373711038684" calcext:value-type="float">
            <text:p>6,60373711038684</text:p>
          </table:table-cell>
          <table:table-cell table:style-name="ce15" table:formula="of:=[.J17]/[$MPIBcast.J17]" office:value-type="float" office:value="9.21520765560268" calcext:value-type="float">
            <text:p>9,21520765560268</text:p>
          </table:table-cell>
          <table:table-cell table:style-name="ce15" table:formula="of:=[.K17]/[$MPIBcast.K17]" office:value-type="float" office:value="12.6191421341961" calcext:value-type="float">
            <text:p>12,619142134196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MPIBcast.N17]" office:value-type="float" office:value="9.19713647381268" calcext:value-type="float">
            <text:p>9,19713647381268</text:p>
          </table:table-cell>
          <table:table-cell table:style-name="ce15" table:formula="of:=[.O17]/[$MPIBcast.O17]" office:value-type="float" office:value="6.28740155867561" calcext:value-type="float">
            <text:p>6,28740155867561</text:p>
          </table:table-cell>
          <table:table-cell table:style-name="ce15" table:formula="of:=[.P17]/[$MPIBcast.P17]" office:value-type="float" office:value="5.85513245564839" calcext:value-type="float">
            <text:p>5,85513245564839</text:p>
          </table:table-cell>
          <table:table-cell table:style-name="ce15" table:formula="of:=[.Q17]/[$MPIBcast.Q17]" office:value-type="float" office:value="10.7215470414988" calcext:value-type="float">
            <text:p>10,7215470414988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MPIBcast.T17]" office:value-type="float" office:value="144.377836335709" calcext:value-type="float">
            <text:p>144,377836335709</text:p>
          </table:table-cell>
          <table:table-cell table:style-name="ce15" table:formula="of:=[.U17]/[$MPIBcast.U17]" office:value-type="float" office:value="6.12272841401925" calcext:value-type="float">
            <text:p>6,12272841401925</text:p>
          </table:table-cell>
          <table:table-cell table:style-name="ce15" table:formula="of:=[.V17]/[$MPIBcast.V17]" office:value-type="float" office:value="5.08908938765803" calcext:value-type="float">
            <text:p>5,08908938765803</text:p>
          </table:table-cell>
          <table:table-cell table:style-name="ce15" table:formula="of:=[.W17]/[$MPIBcast.W17]" office:value-type="float" office:value="4.9243225174545" calcext:value-type="float">
            <text:p>4,9243225174545</text:p>
          </table:table-cell>
          <table:table-cell table:style-name="ce15"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formula="of:=[.K21]" office:value-type="float" office:value="500" calcext:value-type="float">
            <text:p>500</text:p>
          </table:table-cell>
          <table:table-cell table:formula="of:=[.K22]" office:value-type="float" office:value="250" calcext:value-type="float">
            <text:p>250</text:p>
          </table:table-cell>
          <table:table-cell table:formula="of:=[.K23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6:43:28.765000000</dc:date>
    <meta:editing-duration>PT4H52M16S</meta:editing-duration>
    <meta:editing-cycles>25</meta:editing-cycles>
    <meta:generator>LibreOffice/7.4.3.2$Windows_X86_64 LibreOffice_project/1048a8393ae2eeec98dff31b5c133c5f1d08b890</meta:generator>
    <meta:document-statistic meta:table-count="3" meta:cell-count="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76581758">
                <text:p>0.000076581758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06392038">
                <text:p>0.000106392038</text:p>
              </table:table-cell>
              <table:table-cell office:value-type="float" office:value="0.000088477944">
                <text:p>0.000088477944</text:p>
              </table:table-cell>
              <table:table-cell office:value-type="float" office:value="0.000133883112">
                <text:p>0.000133883112</text:p>
              </table:table-cell>
              <table:table-cell office:value-type="float" office:value="0.000113279702">
                <text:p>0.000113279702</text:p>
              </table:table-cell>
              <table:table-cell office:value-type="float" office:value="0.000129497486">
                <text:p>0.000129497486</text:p>
              </table:table-cell>
              <table:table-cell office:value-type="float" office:value="0.00011526826">
                <text:p>0.00011526826</text:p>
              </table:table-cell>
              <table:table-cell office:value-type="float" office:value="0.00015601228">
                <text:p>0.00015601228</text:p>
              </table:table-cell>
              <table:table-cell office:value-type="float" office:value="0.00008892358">
                <text:p>0.00008892358</text:p>
              </table:table-cell>
              <table:table-cell office:value-type="float" office:value="0.000131823196">
                <text:p>0.000131823196</text:p>
              </table:table-cell>
              <table:table-cell office:value-type="float" office:value="0.000174366592">
                <text:p>0.000174366592</text:p>
              </table:table-cell>
              <table:table-cell office:value-type="float" office:value="0.000270796304">
                <text:p>0.000270796304</text:p>
              </table:table-cell>
              <table:table-cell office:value-type="float" office:value="0.000181608571">
                <text:p>0.000181608571</text:p>
              </table:table-cell>
              <table:table-cell office:value-type="float" office:value="0.004413666194">
                <text:p>0.004413666194</text:p>
              </table:table-cell>
              <table:table-cell office:value-type="float" office:value="0.005303067856">
                <text:p>0.005303067856</text:p>
              </table:table-cell>
              <table:table-cell office:value-type="float" office:value="0.006368846">
                <text:p>0.006368846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cm" svg:y="1.121cm" chart:style-name="ch3">
          <text:p>Prof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8456574">
                <text:p>0.00008456574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08677712">
                <text:p>0.00008677712</text:p>
              </table:table-cell>
              <table:table-cell office:value-type="float" office:value="0.000097307264">
                <text:p>0.000097307264</text:p>
              </table:table-cell>
              <table:table-cell office:value-type="float" office:value="0.00013244652">
                <text:p>0.00013244652</text:p>
              </table:table-cell>
              <table:table-cell office:value-type="float" office:value="0.000086997485">
                <text:p>0.000086997485</text:p>
              </table:table-cell>
              <table:table-cell office:value-type="float" office:value="0.000107177396">
                <text:p>0.000107177396</text:p>
              </table:table-cell>
              <table:table-cell office:value-type="float" office:value="0.00013608502">
                <text:p>0.00013608502</text:p>
              </table:table-cell>
              <table:table-cell office:value-type="float" office:value="0.00019832332">
                <text:p>0.00019832332</text:p>
              </table:table-cell>
              <table:table-cell office:value-type="float" office:value="0.000088988431">
                <text:p>0.000088988431</text:p>
              </table:table-cell>
              <table:table-cell office:value-type="float" office:value="0.000115741844">
                <text:p>0.000115741844</text:p>
              </table:table-cell>
              <table:table-cell office:value-type="float" office:value="0.000142328416">
                <text:p>0.000142328416</text:p>
              </table:table-cell>
              <table:table-cell office:value-type="float" office:value="0.000216019728">
                <text:p>0.000216019728</text:p>
              </table:table-cell>
              <table:table-cell office:value-type="float" office:value="0.000111037092">
                <text:p>0.000111037092</text:p>
              </table:table-cell>
              <table:table-cell office:value-type="float" office:value="0.00047320568">
                <text:p>0.00047320568</text:p>
              </table:table-cell>
              <table:table-cell office:value-type="float" office:value="0.000575797236">
                <text:p>0.000575797236</text:p>
              </table:table-cell>
              <table:table-cell office:value-type="float" office:value="0.00154271108">
                <text:p>0.0015427110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407cm" svg:y="0.153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yBcast.B2:MyBcast.E3 MyBcast.H2:MyBcast.K3 MyBcast.N2:MyBcast.Q3 MyBcast.T2:My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899392924">
                <text:p>0.000899392924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0.000889981304">
                <text:p>0.000889981304</text:p>
              </table:table-cell>
              <table:table-cell office:value-type="float" office:value="0.000998176512">
                <text:p>0.000998176512</text:p>
              </table:table-cell>
              <table:table-cell office:value-type="float" office:value="0.001860008208">
                <text:p>0.001860008208</text:p>
              </table:table-cell>
              <table:table-cell office:value-type="float" office:value="0.000831880879">
                <text:p>0.000831880879</text:p>
              </table:table-cell>
              <table:table-cell office:value-type="float" office:value="0.000855167354">
                <text:p>0.000855167354</text:p>
              </table:table-cell>
              <table:table-cell office:value-type="float" office:value="0.001062220952">
                <text:p>0.001062220952</text:p>
              </table:table-cell>
              <table:table-cell office:value-type="float" office:value="0.001968741136">
                <text:p>0.001968741136</text:p>
              </table:table-cell>
              <table:table-cell office:value-type="float" office:value="0.000817842301">
                <text:p>0.000817842301</text:p>
              </table:table-cell>
              <table:table-cell office:value-type="float" office:value="0.000828825368">
                <text:p>0.000828825368</text:p>
              </table:table-cell>
              <table:table-cell office:value-type="float" office:value="0.001020939492">
                <text:p>0.001020939492</text:p>
              </table:table-cell>
              <table:table-cell office:value-type="float" office:value="0.002903355312">
                <text:p>0.002903355312</text:p>
              </table:table-cell>
              <table:table-cell office:value-type="float" office:value="0.026220252541">
                <text:p>0.026220252541</text:p>
              </table:table-cell>
              <table:table-cell office:value-type="float" office:value="0.027023679416">
                <text:p>0.027023679416</text:p>
              </table:table-cell>
              <table:table-cell office:value-type="float" office:value="0.026987786348">
                <text:p>0.026987786348</text:p>
              </table:table-cell>
              <table:table-cell office:value-type="float" office:value="0.031362251768">
                <text:p>0.03136225176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